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8.9983333333333cm" style:use-optimal-column-width="true"/>
    </style:style>
    <style:style style:name="co2" style:family="table-column">
      <style:table-column-properties fo:break-before="auto" style:column-width="1.61395833333333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Oui&quot;;&quot;Non&quot;)">
          <table:help-message table:display="true"/>
          <table:error-message table:display="true"/>
        </table:content-validation>
      </table:content-validation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Fonctionnalité</text:p>
          </table:table-cell>
          <table:table-cell office:value-type="string" table:style-name="ce1">
            <text:p>Points</text:p>
          </table:table-cell>
          <table:table-cell office:value-type="string" table:style-name="ce1">
            <text:p>Réalisée</text:p>
          </table:table-cell>
          <table:table-cell office:value-type="string" table:style-name="ce1">
            <text:p>Fonctionnelle</text:p>
          </table:table-cell>
          <table:table-cell office:value-type="string" table:style-name="ce1">
            <text:p>Not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leau 1 « valeur »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2]=&quot;Non&quot;; [.C2]=&quot;&quot;);0;IF([.D2]=&quot;Oui&quot;;[.B2];-[.B2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leau 2 « as »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3]=&quot;Non&quot;; [.C3]=&quot;&quot;);0;IF([.D3]=&quot;Oui&quot;;[.B3];-[.B3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leau 3 « paires »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4]=&quot;Non&quot;; [.C4]=&quot;&quot;);0;IF([.D4]=&quot;Oui&quot;;[.B4];-[.B4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étection du blackjack (21 dès les 2 premières cartes) pour le croupier et pour le joueur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25" table:formula="of:=IF(OR([.C5]=&quot;Non&quot;; [.C5]=&quot;&quot;);0;IF([.D5]=&quot;Oui&quot;;[.B5];-[.B5]/4))" table:style-name="ce1">
            <text:p>-0,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inuer de tirer des cartes pour le joueur, si tirer est la bonne solution (à partir de la 3e carte, se référer uniquement au tableau « valeur »)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6]=&quot;Non&quot;; [.C6]=&quot;&quot;);0;IF([.D6]=&quot;Oui&quot;;[.B6];-[.B6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 Si c’est une paire d’as : seulement 2 cartes par main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7]=&quot;Non&quot;; [.C7]=&quot;&quot;);0;IF([.D7]=&quot;Oui&quot;;[.B7];-[.B7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lit : Si ça n’est pas une paire d’as : gérer les 2 mains comme des mains classiques distinctes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8]=&quot;Non&quot;; [.C8]=&quot;&quot;);0;IF([.D8]=&quot;Oui&quot;;[.B8];-[.B8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lit : Tirer les cartes du croupier : il tire des cartes si la somme de ses cartes est inférieure ou égale à 16, sinon il reste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25" table:formula="of:=IF(OR([.C9]=&quot;Non&quot;; [.C9]=&quot;&quot;);0;IF([.D9]=&quot;Oui&quot;;[.B9];-[.B9]/4))" table:style-name="ce1">
            <text:p>-0,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éfinir si le joueur a gagné, perdu ou si la partie est nulle (les splits entraînent donc plusieurs résultats)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25" table:formula="of:=IF(OR([.C10]=&quot;Non&quot;; [.C10]=&quot;&quot;);0;IF([.D10]=&quot;Oui&quot;;[.B10];-[.B10]/4))" table:style-name="ce1">
            <text:p>-0,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érer une mise constante jusqu’à avoir un solde trop faible pour miser ou jusqu’à ce que le solde ait triplé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11]=&quot;Non&quot;; [.C11]=&quot;&quot;);0;IF([.D11]=&quot;Oui&quot;;[.B11];-[.B11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érer des mises en suivant la logique décrite dans systemeMise.png <text:s/>jusqu’à avoir un solde trop faible pour miser ou jusqu’à ce que le solde ait triplé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5" table:formula="of:=IF(OR([.C12]=&quot;Non&quot;; [.C12]=&quot;&quot;);0;IF([.D12]=&quot;Oui&quot;;[.B12];-[.B12]/4))" table:style-name="ce1">
            <text:p>-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uler 100 séquences et afficher le nombre de séquences réussies (victoire pour une main à 3x la mise) ainsi que le solde final en partant du principe que les séquences s’additionnent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1">
            <text:p>Oui</text:p>
          </table:table-cell>
          <table:table-cell table:content-validation-name="val1" table:style-name="ce1"/>
          <table:table-cell office:value-type="float" office:value="-0.25" table:formula="of:=IF(OR([.C13]=&quot;Non&quot;; [.C13]=&quot;&quot;);0;IF([.D13]=&quot;Oui&quot;;[.B13];-[.B13]/4))" table:style-name="ce1">
            <text:p>-0,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Note finale</text:p>
          </table:table-cell>
          <table:table-cell office:value-type="float" office:value="-5" table:formula="of:=SUM([.E2:.E13])" table:style-name="ce1">
            <text:p>-5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Feuil1.A1:Feuil1.E13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2T07:35:44Z</meta:creation-date>
    <dc:date>2025-11-19T10:59:58Z</dc:date>
  </office:meta>
</office:document-meta>
</file>